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9900002A46E08A5914.svm"/>
  <manifest:file-entry manifest:media-type="" manifest:full-path="Pictures/2000000700003FE0000020AA87F13B05.svm"/>
  <manifest:file-entry manifest:media-type="image/png" manifest:full-path="Pictures/10000201000001E0000000DD5DC40963.png"/>
  <manifest:file-entry manifest:media-type="" manifest:full-path="Pictures/200000070000454000002CC1EC6B728D.svm"/>
  <manifest:file-entry manifest:media-type="" manifest:full-path="Pictures/20000007000051580000277C10574C4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16.219cm" style:rel-column-width="62529*"/>
    </style:style>
    <style:style style:name="Table1.B" style:family="table-column">
      <style:table-column-properties style:column-width="0.78cm" style:rel-column-width="3006*"/>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5pt"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autospace="none"/>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0" style:family="paragraph" style:parent-style-name="_5b_Eg_5d_Testo">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_5b_Eg_5d_Testo">
      <style:paragraph-properties fo:margin-left="0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cm" fo:text-align="justify" style:justify-single-word="false" fo:text-indent="0cm" style:auto-text-indent="false" style:text-autospace="none">
        <style:tab-stops/>
      </style:paragraph-properties>
      <style:text-properties style:font-name="Arial" fo:font-size="15pt" fo:font-weight="normal" style:font-name-asian="ArialMT" style:font-size-asian="15pt" style:font-weight-asian="normal" style:font-name-complex="ArialMT" style:font-size-complex="15pt" style:font-weight-complex="normal"/>
    </style:style>
    <style:style style:name="P33" style:family="paragraph" style:parent-style-name="Text_20_body">
      <style:paragraph-properties fo:margin-top="0cm" fo:margin-bottom="0cm" fo:text-align="justify" style:justify-single-word="false"/>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5" style:family="paragraph" style:parent-style-name="Text_20_body">
      <style:paragraph-properties fo:margin-top="0cm" fo:margin-bottom="0cm" fo:text-align="justify" style:justify-single-word="false" style:text-autospace="non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7" style:family="paragraph" style:parent-style-name="Text_20_body">
      <style:paragraph-properties fo:margin-top="0cm" fo:margin-bottom="0cm" fo:text-align="justify" style:justify-single-word="false"/>
      <style:text-properties style:font-name="Arial" fo:font-size="13pt" fo:font-weight="normal" style:font-size-asian="13pt" style:font-weight-asian="normal" style:font-size-complex="13pt" style:font-weight-complex="normal"/>
    </style:style>
    <style:style style:name="P38" style:family="paragraph" style:parent-style-name="Text_20_body">
      <style:paragraph-properties fo:margin-top="0cm" fo:margin-bottom="0cm" fo:text-align="justify" style:justify-single-word="false"/>
      <style:text-properties style:font-name="Arial"/>
    </style:style>
    <style:style style:name="P39" style:family="paragraph" style:parent-style-name="Text_20_body">
      <style:paragraph-properties fo:margin-top="0cm" fo:margin-bottom="0cm" fo:text-align="justify" style:justify-single-word="false"/>
      <style:text-properties style:font-name="Arial" fo:font-weight="normal" style:font-weight-asian="normal" style:font-weight-complex="normal"/>
    </style:style>
    <style:style style:name="P40"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41" style:family="paragraph" style:parent-style-name="Text_20_body">
      <style:paragraph-properties fo:margin-top="0cm" fo:margin-bottom="0cm" fo:text-align="justify" style:justify-single-word="false" style:text-autospace="none"/>
      <style:text-properties style:font-name="Arial" fo:font-size="15pt" fo:font-weight="normal" style:font-name-asian="ArialMT" style:font-size-asian="15pt" style:font-weight-asian="normal" style:font-name-complex="ArialMT" style:font-size-complex="15pt" style:font-weight-complex="normal"/>
    </style:style>
    <style:style style:name="P42" style:family="paragraph" style:parent-style-name="Text_20_body">
      <style:paragraph-properties fo:margin-top="0cm" fo:margin-bottom="0cm"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44"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45" style:family="paragraph" style:parent-style-name="Text_20_body">
      <style:paragraph-properties fo:margin-top="0cm" fo:margin-bottom="0cm" fo:text-align="justify" style:justify-single-word="false" fo:break-before="page"/>
      <style:text-properties style:font-name="Arial" fo:font-size="15pt" fo:font-weight="normal" style:font-size-asian="15pt" style:font-weight-asian="normal" style:font-size-complex="15pt" style:font-weight-complex="normal"/>
    </style:style>
    <style:style style:name="P46" style:family="paragraph" style:parent-style-name="Standard">
      <style:text-properties style:font-name="Arial"/>
    </style:style>
    <style:style style:name="P47" style:family="paragraph" style:parent-style-name="Standard">
      <style:paragraph-properties fo:text-align="start" style:justify-single-word="false" style:text-autospace="none"/>
      <style:text-properties style:font-name="Arial" fo:font-size="15pt" style:font-name-asian="Arial1" style:font-size-asian="15pt" style:font-name-complex="Arial1" style:font-size-complex="15pt"/>
    </style:style>
    <style:style style:name="P48" style:family="paragraph" style:parent-style-name="Standard">
      <style:paragraph-properties fo:text-align="start" style:justify-single-word="false"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9" style:family="paragraph" style:parent-style-name="Standard">
      <style:paragraph-properties style:text-autospace="none"/>
      <style:text-properties style:font-name="Arial" fo:font-size="15pt" fo:font-weight="bold" style:font-name-asian="Arial1" style:font-size-asian="15pt" style:font-weight-asian="bold" style:font-name-complex="Arial1" style:font-size-complex="15pt" style:font-weight-complex="bold"/>
    </style:style>
    <style:style style:name="P50" style:family="paragraph" style:parent-style-name="Standard">
      <style:paragraph-properties fo:text-align="start" style:justify-single-word="false" style:text-autospace="none"/>
      <style:text-properties style:font-name="Arial" fo:font-size="15pt" fo:font-weight="normal" style:font-name-asian="Arial1" style:font-size-asian="15pt" style:font-weight-asian="normal" style:font-name-complex="Arial1" style:font-size-complex="15pt" style:font-weight-complex="normal"/>
    </style:style>
    <style:style style:name="P51" style:family="paragraph" style:parent-style-name="Standard">
      <style:paragraph-properties style:text-autospace="none"/>
      <style:text-properties style:font-name="Arial" fo:font-size="12pt" fo:font-weight="bold" style:font-name-asian="Arial1" style:font-size-asian="12pt" style:font-weight-asian="bold" style:font-name-complex="Arial1" style:font-size-complex="12pt" style:font-weight-complex="bold"/>
    </style:style>
    <style:style style:name="P52" style:family="paragraph" style:parent-style-name="Standard">
      <style:paragraph-properties style:text-autospace="none"/>
      <style:text-properties style:font-name="Arial" fo:font-size="12pt" style:font-name-asian="Arial1" style:font-size-asian="12pt" style:font-name-complex="Arial1" style:font-size-complex="12pt"/>
    </style:style>
    <style:style style:name="P53" style:family="paragraph" style:parent-style-name="Standard">
      <style:paragraph-properties fo:text-align="justify" style:justify-single-word="false" style:text-autospace="none"/>
      <style:text-properties style:font-name="Arial" fo:font-size="12pt" style:font-name-asian="ArialMT" style:font-size-asian="12pt" style:font-name-complex="ArialMT" style:font-size-complex="12pt"/>
    </style:style>
    <style:style style:name="P54"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55"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57"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fo:text-align="justify" style:justify-single-word="false" style:text-autospace="none"/>
    </style:style>
    <style:style style:name="P61"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2"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3"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MT" style:font-size-asian="15pt" style:font-style-asian="normal" style:font-weight-asian="normal" style:font-name-complex="ArialMT" style:font-size-complex="15pt" style:font-style-complex="normal" style:font-weight-complex="normal"/>
    </style:style>
    <style:style style:name="P64"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65"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MT" style:font-size-asian="13pt" style:font-style-asian="normal" style:font-weight-asian="normal" style:font-name-complex="ArialMT" style:font-size-complex="13pt" style:font-style-complex="normal" style:font-weight-complex="normal"/>
    </style:style>
    <style:style style:name="P66"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7"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6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70"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71" style:family="paragraph" style:parent-style-name="_5b_Eg_5d_Testo">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2" style:family="paragraph" style:parent-style-name="_5b_Eg_5d_Testo">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73" style:family="paragraph" style:parent-style-name="_5b_Eg_5d_Sottotitolo1">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7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0" style:family="paragraph" style:parent-style-name="Text_20_body" style:list-style-name="L1">
      <style:paragraph-properties fo:margin-top="0cm" fo:margin-bottom="0cm"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2"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3" style:family="paragraph" style:parent-style-name="Text_20_body" style:list-style-name="L12">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5"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6"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7"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8"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89"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0"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1"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2"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3"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95"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6" style:family="paragraph" style:parent-style-name="Text_20_body" style:list-style-name="L11">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7" style:family="paragraph" style:parent-style-name="Text_20_body" style:list-style-name="L12">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8" style:family="paragraph" style:parent-style-name="Text_20_body" style:list-style-name="L13">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99"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00"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01"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02" style:family="paragraph" style:parent-style-name="Text_20_body" style:list-style-name="L10">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03" style:family="paragraph" style:parent-style-name="Text_20_body" style:list-style-name="L15">
      <style:paragraph-properties fo:margin-top="0cm" fo:margin-bottom="0cm" fo:text-align="justify" style:justify-single-word="false" style:text-autospace="none"/>
      <style:text-properties style:font-name="Arial"/>
    </style:style>
    <style:style style:name="P104" style:family="paragraph" style:parent-style-name="Text_20_body" style:list-style-name="L15">
      <style:paragraph-properties fo:margin-top="0cm" fo:margin-bottom="0cm" fo:text-align="justify" style:justify-single-word="false" style:text-autospace="none"/>
      <style:text-properties style:font-name="Arial"/>
    </style:style>
    <style:style style:name="P105" style:family="paragraph" style:parent-style-name="Text_20_body" style:list-style-name="L15">
      <style:paragraph-properties fo:margin-top="0cm" fo:margin-bottom="0cm" fo:text-align="justify" style:justify-single-word="false" style:text-autospace="none"/>
      <style:text-properties style:font-name="Arial"/>
    </style:style>
    <style:style style:name="P106" style:family="paragraph" style:parent-style-name="Text_20_body" style:list-style-name="L15">
      <style:paragraph-properties fo:margin-top="0cm" fo:margin-bottom="0cm" fo:text-align="justify" style:justify-single-word="false" style:text-autospace="none"/>
      <style:text-properties style:font-name="Arial"/>
    </style:style>
    <style:style style:name="P107" style:family="paragraph" style:parent-style-name="Text_20_body" style:list-style-name="L15">
      <style:paragraph-properties fo:margin-top="0cm" fo:margin-bottom="0cm" fo:text-align="justify" style:justify-single-word="false" style:text-autospace="none"/>
      <style:text-properties style:font-name="Arial"/>
    </style:style>
    <style:style style:name="P108" style:family="paragraph" style:parent-style-name="Text_20_body" style:list-style-name="L14">
      <style:paragraph-properties fo:margin-top="0cm" fo:margin-bottom="0cm" fo:text-align="justify" style:justify-single-word="false" style:text-autospace="none"/>
      <style:text-properties style:font-name="Arial"/>
    </style:style>
    <style:style style:name="P109" style:family="paragraph" style:parent-style-name="Text_20_body" style:list-style-name="L14">
      <style:paragraph-properties fo:margin-top="0cm" fo:margin-bottom="0cm" fo:text-align="justify" style:justify-single-word="false" style:text-autospace="none"/>
      <style:text-properties style:font-name="Arial"/>
    </style:style>
    <style:style style:name="P110" style:family="paragraph" style:parent-style-name="Text_20_body" style:list-style-name="L14">
      <style:paragraph-properties fo:margin-top="0cm" fo:margin-bottom="0cm" fo:text-align="justify" style:justify-single-word="false" style:text-autospace="none"/>
      <style:text-properties style:font-name="Arial"/>
    </style:style>
    <style:style style:name="P111" style:family="paragraph" style:parent-style-name="Text_20_body" style:list-style-name="L14">
      <style:paragraph-properties fo:margin-top="0cm" fo:margin-bottom="0cm" fo:text-align="justify" style:justify-single-word="false" style:text-autospace="none"/>
      <style:text-properties style:font-name="Arial"/>
    </style:style>
    <style:style style:name="P112" style:family="paragraph" style:parent-style-name="Text_20_body" style:list-style-name="L14">
      <style:paragraph-properties fo:margin-top="0cm" fo:margin-bottom="0cm" fo:text-align="justify" style:justify-single-word="false" style:text-autospace="none"/>
      <style:text-properties style:font-name="Arial"/>
    </style:style>
    <style:style style:name="P113" style:family="paragraph" style:parent-style-name="Text_20_body" style:list-style-name="L14">
      <style:paragraph-properties fo:margin-top="0cm" fo:margin-bottom="0cm" fo:text-align="justify" style:justify-single-word="false" style:text-autospace="none"/>
      <style:text-properties style:font-name="Arial"/>
    </style:style>
    <style:style style:name="P114" style:family="paragraph" style:parent-style-name="Text_20_body" style:list-style-name="L14">
      <style:paragraph-properties fo:margin-top="0cm" fo:margin-bottom="0cm" fo:text-align="justify" style:justify-single-word="false" style:text-autospace="none"/>
      <style:text-properties style:font-name="Arial"/>
    </style:style>
    <style:style style:name="P115" style:family="paragraph" style:parent-style-name="Text_20_body" style:list-style-name="L14">
      <style:paragraph-properties fo:margin-top="0cm" fo:margin-bottom="0cm" fo:text-align="justify" style:justify-single-word="false" style:text-autospace="none"/>
      <style:text-properties style:font-name="Arial"/>
    </style:style>
    <style:style style:name="P116" style:family="paragraph" style:parent-style-name="Text_20_body" style:list-style-name="L14">
      <style:paragraph-properties fo:margin-top="0cm" fo:margin-bottom="0cm" fo:text-align="justify" style:justify-single-word="false" style:text-autospace="none"/>
      <style:text-properties style:font-name="Arial"/>
    </style:style>
    <style:style style:name="P117" style:family="paragraph" style:parent-style-name="Text_20_body" style:list-style-name="L9">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18" style:family="paragraph" style:parent-style-name="Header">
      <style:paragraph-properties fo:text-align="center" style:justify-single-word="false"/>
      <style:text-properties fo:font-size="6pt" style:font-size-asian="6pt" style:font-size-complex="6pt"/>
    </style:style>
    <style:style style:name="P119"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0"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1"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2"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3"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4"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5"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6"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7"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8"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29"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0"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1"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2"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3"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4"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5"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6"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4" style:family="text">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T5" style:family="text">
      <style:text-properties style:use-window-font-color="true" fo:font-size="12pt" style:font-size-asian="12pt" style:font-size-complex="12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8" style:family="text">
      <style:text-properties style:use-window-font-color="true"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italic" style:text-underline-style="none" fo:font-weight="normal" style:font-name-asian="Arial1" style:font-size-asian="10.5pt" style:font-style-asian="italic" style:font-weight-asian="normal" style:font-name-complex="Arial1" style:font-size-complex="12pt" style:font-style-complex="italic" style:font-weight-complex="normal"/>
    </style:style>
    <style:style style:name="T11" style:family="text">
      <style:text-properties style:use-window-font-color="true" fo:font-size="12pt" style:font-name-asian="ArialMT" style:font-size-asian="12pt" style:font-name-complex="ArialMT" style:font-size-complex="12pt"/>
    </style:style>
    <style:style style:name="T12" style:family="text">
      <style:text-properties style:use-window-font-color="true" fo:font-style="normal" style:text-underline-style="none" style:font-style-asian="normal" style:font-style-complex="normal"/>
    </style:style>
    <style:style style:name="T13" style:family="text">
      <style:text-properties style:font-name-asian="ArialMT" style:font-name-complex="ArialM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name-asian="ArialMT" style:font-size-asian="12pt" style:font-name-complex="ArialMT" style:font-size-complex="12pt"/>
    </style:style>
    <style:style style:name="T16" style:family="text">
      <style:text-properties fo:font-size="12pt" fo:font-style="italic" style:font-name-asian="ArialMT" style:font-size-asian="12pt" style:font-style-asian="italic" style:font-name-complex="ArialMT"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style:font-name-asian="Arial1" style:font-name-complex="Arial1"/>
    </style:style>
    <style:style style:name="T19" style:family="text">
      <style:text-properties style:font-name="Arial"/>
    </style:style>
    <style:style style:name="T20"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21" style:family="text">
      <style:text-properties style:font-name="Arial" fo:font-weight="normal" style:font-weight-asian="normal" style:font-weight-complex="normal"/>
    </style:style>
    <style:style style:name="T22" style:family="text">
      <style:text-properties style:font-name="Arial" style:font-name-asian="ArialMT" style:font-name-complex="ArialMT"/>
    </style:style>
    <style:style style:name="T23" style:family="text">
      <style:text-properties fo:color="#000000" style:font-name="Arial" style:font-name-asian="Times New Roman1" style:font-name-complex="Times New Roman1"/>
    </style:style>
    <style:style style:name="T24" style:family="text">
      <style:text-properties fo:color="#000000" style:font-name="Arial" fo:font-style="italic" style:font-name-asian="Times New Roman1" style:font-style-asian="italic" style:font-name-complex="Times New Roman1" style:font-style-complex="italic"/>
    </style:style>
    <style:style style:name="T25" style:family="text">
      <style:text-properties fo:color="#000000" style:font-name="Arial" fo:font-style="normal" style:font-name-asian="Times New Roman1" style:font-style-asian="normal" style:font-name-complex="Times New Roman1" style:font-style-complex="normal"/>
    </style:style>
    <style:style style:name="T26" style:family="text">
      <style:text-properties fo:font-style="italic" style:font-name-asian="ArialMT" style:font-style-asian="italic" style:font-name-complex="ArialMT" style:font-style-complex="itali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ize="13pt" style:font-size-asian="13pt" style:font-size-complex="13pt"/>
    </style:style>
    <style:style style:name="T30"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1">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2">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3">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4">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04 Dicembre 2007</text:p>
          </table:table-cell>
        </table:table-row>
        <table:table-row>
          <table:table-cell table:style-name="Tabella4.A2" office:value-type="string">
            <text:p text:style-name="P8">Documento Esterno - Formale <text:s/>- v1.0</text:p>
          </table:table-cell>
          <table:table-cell table:style-name="Tabella4.B2" office:value-type="string">
            <text:p text:style-name="P9">Analisi_dei_requisiti.pdf</text:p>
          </table:table-cell>
        </table:table-row>
      </table:table>
      <text:p text:style-name="P17"/>
      <text:p text:style-name="P17"/>
      <text:p text:style-name="P21">Redazione:</text:p>
      <text:p text:style-name="P47"><text:tab/><text:tab/><text:tab/>Diego Benin</text:p>
      <text:p text:style-name="P48"/>
      <text:p text:style-name="P48">Revisione:<text:tab/></text:p>
      <text:p text:style-name="P47"><text:tab/><text:tab/><text:tab/>Daniele Bonaldo<text:tab/><text:tab/><text:tab/></text:p>
      <text:p text:style-name="P48"/>
      <text:p text:style-name="P48">Approvazione:</text:p>
      <text:p text:style-name="P50"><text:tab/><text:tab/><text:tab/>Giordano Cariani<text:tab/><text:tab/><text:tab/><text:tab/></text:p>
      <text:p text:style-name="P48"/>
      <text:p text:style-name="P48">Lista di distribuzione:</text:p>
      <text:p text:style-name="P47"><text:tab/><text:tab/><text:tab/><text:tab/><text:tab/><text:tab/>Vardanega Tullio</text:p>
      <text:p text:style-name="P47"><text:tab/><text:tab/><text:tab/><text:tab/><text:tab/><text:tab/>Palazzi Claudio</text:p>
      <text:p text:style-name="P47"><text:tab/><text:tab/><text:tab/><text:tab/><text:tab/><text:tab/>Stylosoft</text:p>
      <text:p text:style-name="P47"/>
      <text:p text:style-name="P49">Registro delle modifiche:</text:p>
      <text:p text:style-name="P51"/>
      <table:table table:name="Tabella2" table:style-name="Tabella2">
        <table:table-column table:style-name="Tabella2.A"/>
        <table:table-column table:style-name="Tabella2.B"/>
        <table:table-column table:style-name="Tabella2.C"/>
        <table:table-row>
          <table:table-cell table:style-name="Tabella2.A1" office:value-type="string">
            <text:p text:style-name="P51">Versione</text:p>
          </table:table-cell>
          <table:table-cell table:style-name="Tabella2.B1" office:value-type="string">
            <text:p text:style-name="P51">Data</text:p>
          </table:table-cell>
          <table:table-cell table:style-name="Tabella2.A1" office:value-type="string">
            <text:p text:style-name="P11">Descrizione delle modifiche</text:p>
          </table:table-cell>
        </table:table-row>
        <table:table-row>
          <table:table-cell table:style-name="Tabella2.A2" office:value-type="string">
            <text:p text:style-name="P52">1.0</text:p>
          </table:table-cell>
          <table:table-cell table:style-name="Tabella2.B2" office:value-type="string">
            <text:p text:style-name="P52">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52">0.3</text:p>
          </table:table-cell>
          <table:table-cell table:style-name="Tabella2.B2" office:value-type="string">
            <text:p text:style-name="P52">04/12/2007</text:p>
          </table:table-cell>
          <table:table-cell table:style-name="Tabella2.B2" office:value-type="string">
            <text:p text:style-name="P10">Aggiunta dei diagrammi use-case</text:p>
          </table:table-cell>
        </table:table-row>
        <table:table-row>
          <table:table-cell table:style-name="Tabella2.A2" office:value-type="string">
            <text:p text:style-name="P52">0.2</text:p>
          </table:table-cell>
          <table:table-cell table:style-name="Tabella2.B2" office:value-type="string">
            <text:p text:style-name="P52">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52">0.1</text:p>
          </table:table-cell>
          <table:table-cell table:style-name="Tabella2.B2" office:value-type="string">
            <text:p text:style-name="P52">29/11/2007</text:p>
          </table:table-cell>
          <table:table-cell table:style-name="Tabella2.B2" office:value-type="string">
            <text:p text:style-name="P10">Stesura della prima versione del documento</text:p>
          </table:table-cell>
        </table:table-row>
      </table:table>
      <text:p text:style-name="P19"/>
      <text:p text:style-name="P22"/>
      <text:p text:style-name="P22"/>
      <text:p text:style-name="P22"/>
      <text:p text:style-name="P22"/>
      <text:p text:style-name="P22"/>
      <text:p text:style-name="P22"/>
      <text:p text:style-name="P22"><text:soft-page-break/>Sommario</text:p>
      <text:p text:style-name="P56"/>
      <text:p text:style-name="P60"><text:span text:style-name="T4"><text:tab/></text:span><text:span text:style-name="T20">Questo documento presenta uno studio approfondito sugli aspetti fondamentali del prodotto e sui requisiti desiderati dal committente.</text:span></text:p>
      <text:p text:style-name="P53">In tale ottica il documento di Analisi dei requisiti ha valore contrattuale.</text:p>
      <text:p text:style-name="P26"/>
      <text:p text:style-name="P25">Indice</text:p>
      <text:p text:style-name="P18"/>
      <table:table table:name="Table1" table:style-name="Table1">
        <table:table-column table:style-name="Table1.A"/>
        <table:table-column table:style-name="Table1.B"/>
        <table:table-row>
          <table:table-cell office:value-type="string">
            <text:p text:style-name="P58">1<text:tab/>Introduzione ..........................................................................................................</text:p>
            <text:p text:style-name="P58"><text:tab/>1.1<text:tab/>Scopo del documento ................................................................................</text:p>
            <text:p text:style-name="P58"><text:tab/>1.2<text:tab/>Scopo del prodotto .....................................................................................</text:p>
            <text:list text:style-name="L1">
              <text:list-item>
                <text:list>
                  <text:list-header>
                    <text:p text:style-name="P80"><text:tab/>1.3<text:tab/>Riferimenti .......................................................................................</text:p>
                  </text:list-header>
                </text:list>
              </text:list-item>
            </text:list>
            <text:p text:style-name="P38"><text:tab/><text:tab/><text:tab/>1.3.1<text:tab/>Normativi ...............................................................................</text:p>
            <text:p text:style-name="P38"><text:tab/><text:tab/><text:tab/>1.3.2<text:tab/>Informativi .............................................................................</text:p>
            <text:p text:style-name="P39">2<text:tab/>Descrizione generale ............................................................................................</text:p>
            <text:p text:style-name="P39"><text:tab/>2.1<text:tab/>Contesto d'uso del prodotto .......................................................................</text:p>
            <text:p text:style-name="P39"><text:tab/><text:tab/>2.1.1<text:tab/>Processi produttivi e modalità d'uso ................................................</text:p>
            <text:p text:style-name="P39"><text:tab/><text:tab/>2.1.2<text:tab/>Piattaforma d'esecuzione e interfacciamento con l'ambiente <text:span text:style-name="T21"><text:tab/><text:tab/></text:span>d'installazione ed uso .................................................................................</text:p>
            <text:p text:style-name="P39"><text:tab/>2.2<text:tab/>Funzioni del prodotto ..................................................................................</text:p>
            <text:p text:style-name="P39"><text:tab/>2.3<text:tab/>Caratteristiche degli utenti ..........................................................................</text:p>
            <text:p text:style-name="P39">3<text:tab/>Lista dei requisiti ...................................................................................................</text:p>
            <text:p text:style-name="P44"/>
          </table:table-cell>
          <table:table-cell office:value-type="string">
            <text:p text:style-name="P12">3</text:p>
            <text:p text:style-name="P12">3</text:p>
            <text:p text:style-name="P12">3</text:p>
            <text:p text:style-name="P12">3</text:p>
            <text:p text:style-name="P12">3</text:p>
            <text:p text:style-name="P12">3</text:p>
            <text:p text:style-name="P12">4</text:p>
            <text:p text:style-name="P12">4</text:p>
            <text:p text:style-name="P12">4</text:p>
            <text:p text:style-name="P12"/>
            <text:p text:style-name="P12">4</text:p>
            <text:p text:style-name="P12">4</text:p>
            <text:p text:style-name="P12">5</text:p>
            <text:p text:style-name="P12">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28"><text:soft-page-break/></text:p>
      <text:p text:style-name="P45">1. Introduzione</text:p>
      <text:p text:style-name="P59">1.1. Scopo del documento</text:p>
      <text:p text:style-name="P57"/>
      <text:p text:style-name="P54"><text:span text:style-name="T6"><text:tab/></text:span><text:span text:style-name="T15">Il documento “Analisi dei requisiti” si propone di identificare e descrivere in modo chiaro e completo</text:span><text:span text:style-name="T13"> i requisiti del sistema definito nel “Capitolato SiGeM” fornito dal committente.</text:span></text:p>
      <text:p text:style-name="P53">Stabilisce quindi i bisogni che il prodotto finale deve soddisfare.</text:p>
      <text:p text:style-name="P57"/>
      <text:p text:style-name="P20"/>
      <text:p text:style-name="P23">1.2. <text:span text:style-name="T18">Scopo del prodotto</text:span></text:p>
      <text:p text:style-name="P18"/>
      <text:p text:style-name="P53"><text:span text:style-name="T7"><text:tab/>Lo scopo del prodotto è fornire un valido supporto didattico, semplice e funzionale, per lo studio dei meccanismi di gestione della memoria di un </text:span><text:span text:style-name="T10">elaboratore multiprogrammato</text:span><text:span text:style-name="T8">.</text:span></text:p>
      <text:p text:style-name="P53"><text:span text:style-name="T15">Il prodotto finale deve quindi essere adatto alle esigenze e alle conoscenze di uno studente del secondo </text:span>anno del corso di laurea in informatica.</text:p>
      <text:p text:style-name="P18"/>
      <text:p text:style-name="P18"/>
      <text:p text:style-name="P24">1.3. Riferimenti</text:p>
      <text:p text:style-name="P18">1.3.1. Normativi</text:p>
      <text:p text:style-name="P18"/>
      <text:list text:style-name="L2">
        <text:list-item>
          <text:p text:style-name="P74">“Analisi dei requisiti”: codesto documento</text:p>
        </text:list-item>
        <text:list-item>
          <text:p text:style-name="P74">“Glossario”: Glossario_1.1.pdf</text:p>
        </text:list-item>
        <text:list-item>
          <text:p text:style-name="P74">“Capitolato SiGeM”: documento fornito dal committente e disponibile all'indirizzo web <text:a xlink:type="simple" xlink:href="http://www.math.unipd.it/~tullio/IS-1/2007/Progetti/SiGeM.pdf">http://www.math.unipd.it/~tullio/IS-1/2007/Progetti/SiGeM.pdf</text:a></text:p>
        </text:list-item>
        <text:list-item>
          <text:p text:style-name="P74">SWEBOK</text:p>
        </text:list-item>
        <text:list-item>
          <text:p text:style-name="P74">Diapositive</text:p>
        </text:list-item>
        <text:list-item>
          <text:p text:style-name="P74">Tanenbaum</text:p>
        </text:list-item>
      </text:list>
      <text:p text:style-name="P18"/>
      <text:p text:style-name="P18"/>
      <text:p text:style-name="P18">1.3.2. Informativi</text:p>
      <text:p text:style-name="P18"/>
      <text:p text:style-name="P18"><text:tab/>Ogni termine presente nel “Glossario” sarà presentato in corsivo.</text:p>
      <text:p text:style-name="P27"><text:span text:style-name="T3">Per “sistema SGPEMv2” s'intende il progetto software </text:span><text:span text:style-name="T19">"Simulatore della Gestione dei Processi in un Elaboratore Multiprogrammato" disponibile all'indirizzo web </text:span><text:a xlink:type="simple" xlink:href="https://gna.org/projects/sgpemv2/"><text:span text:style-name="T19">https://gna.org/projects/sgpemv2/</text:span></text:a></text:p>
      <text:p text:style-name="P28"/>
      <text:p text:style-name="P18"/>
      <text:p text:style-name="P18"/>
      <text:p text:style-name="P18"><text:soft-page-break/></text:p>
      <text:p text:style-name="P18"/>
      <text:p text:style-name="P18"/>
      <text:p text:style-name="P55">2. Descrizione generale</text:p>
      <text:p text:style-name="P59">2.1. Contesto d'uso del prodotto</text:p>
      <text:p text:style-name="P46">2.1.1. Processi produttivi e modalità d'uso</text:p>
      <text:p text:style-name="P46"/>
      <text:p text:style-name="P54"><text:span text:style-name="T14"><text:tab/></text:span><text:span text:style-name="T15">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span></text:p>
      <text:p text:style-name="P46"/>
      <text:p text:style-name="P46"/>
      <text:p text:style-name="P35"><text:span text:style-name="T5">2.1.2. Piattaforma d'esecuzione e interfacciamento co</text:span><text:span text:style-name="T2">n l'ambiente d'installazione ed uso</text:span></text:p>
      <text:p text:style-name="P42"/>
      <text:p text:style-name="P54"><text:span text:style-name="T9"><text:tab/></text:span><text:span text:style-name="T11">Per eseguire il prodotto finale sarà indispensabile la presenza nel sistema d'uso </text:span><text:span text:style-name="T15">di alcuni software installati, quali Java J2RE 1.5 o superiore per il funzionamento dell'applicazione e Adobe Reader 7 o superiore per la visualizzazione della </text:span><text:span text:style-name="T15">documentazione. Non si garantisce il corretto funzionamento del prodotto con </text:span><text:span text:style-name="T13">versioni precedenti dei suddetti applicativi.</text:span></text:p>
      <text:p text:style-name="P42"/>
      <text:p text:style-name="P42"/>
      <text:p text:style-name="P37">2.2. Funzioni del prodotto</text:p>
      <text:p text:style-name="P33"/>
      <text:p text:style-name="P54"><text:span text:style-name="T14"><text:tab/></text:span><text:span text:style-name="T15">Il prodotto consentirà all'utente finale la creazione di un ambiente fortemente personalizzabile nel quale simulare la gestione della </text:span><text:span text:style-name="T16">memoria centrale</text:span><text:span text:style-name="T15"> relativa all'esecuzione di più </text:span><text:span text:style-name="T16">processi</text:span><text:span text:style-name="T15">. La modalità di gestione della memoria, la </text:span><text:span text:style-name="T26">politica di ordinamento</text:span><text:span text:style-name="T15"> dei </text:span><text:span text:style-name="T16">processi</text:span><text:span text:style-name="T15">, le caratteristiche degli stessi e tutti i parametri relativi all'</text:span><text:span text:style-name="T26">ambiente di simulazione</text:span><text:span text:style-name="T15"> dovranno poter essere configurati in modo semplice ed il livello di dettaglio di configurazione dovrà essere a discrezione dell'utente. Quest'ultimo verrà quindi guidato da appositi </text:span><text:span text:style-name="T16">wizard</text:span><text:span text:style-name="T15"> e potrà usufruire in ogni momento di una guida in linea per far fronte a problemi di carattere sia nozionistico che tecnico.</text:span></text:p>
      <text:p text:style-name="P54"><text:span text:style-name="T15">Il prodotto prevede la possibilità per l'utente di caricare configurazioni di </text:span><text:span text:style-name="T16">processi</text:span><text:span text:style-name="T15">, integrandole poi con i parametri specifici, direttamente dal “sistema SGPEMv2” attraverso i suoi file di salvataggio. La simulazione fornirà inoltre un insieme di statistiche visibili sia in forma grafica che testuale che aiuteranno l'utilizzatore a </text:span><text:span text:style-name="T13">confrontare le diverse modalità di gestione presenti nel prodotto.</text:span></text:p>
      <text:p text:style-name="P33"/>
      <text:p text:style-name="P33"><text:soft-page-break/></text:p>
      <text:p text:style-name="P37"/>
      <text:p text:style-name="P37">2.3. Caratteristiche degli utenti</text:p>
      <text:p text:style-name="P33"/>
      <text:p text:style-name="P54"><text:span text:style-name="T14"><text:tab/></text:span><text:span text:style-name="T15">Il prodotto é pensato principalmente, come già sottolineato in precedenza, per lo </text:span><text:span text:style-name="T15">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text:span><text:span text:style-name="T15">rientri nelle categorie sopraelencate l'utilizzo di questo prodotto, è bene comunque sottolineare che ne è </text:span><text:span text:style-name="T13">sconsigliato l'uso se non si hanno delle conoscenze di base sugli argomenti trattati.</text:span></text:p>
      <text:p text:style-name="P43"/>
      <text:p text:style-name="P43"/>
      <text:p text:style-name="P63">3. Lista dei requisiti</text:p>
      <text:p text:style-name="P64"/>
      <text:p text:style-name="P65">3.1. Classificazione dei requisiti</text:p>
      <text:p text:style-name="P64"/>
      <text:p text:style-name="P71">I requisiti sono divisi in:</text:p>
      <text:list text:style-name="L3">
        <text:list-item>
          <text:p text:style-name="P119">funzionali: descrivono le funzionalità e gli attributi di sistema</text:p>
        </text:list-item>
        <text:list-item>
          <text:p text:style-name="P119">non funzionali: descrivono sia come il sistema deve fornire le proprie funzionalità sia gli attributi di processo</text:p>
        </text:list-item>
      </text:list>
      <text:p text:style-name="P71">Vengono ulteriormente categorizzati secondo i seguenti attributi:</text:p>
      <text:list text:style-name="L4">
        <text:list-item>
          <text:p text:style-name="P121">metriche prioritarie:</text:p>
        </text:list-item>
      </text:list>
      <text:list text:style-name="L5">
        <text:list-item>
          <text:p text:style-name="P122">obbligatori: requisiti considerati irrinunciabili dal committente</text:p>
        </text:list-item>
        <text:list-item>
          <text:p text:style-name="P122">desiderabili: <text:s/>requisiti non strettamente necessari ma a tangibile valore assoluto per il cliente</text:p>
        </text:list-item>
        <text:list-item>
          <text:p text:style-name="P122">opzionali: requisiti ritenuti relativamente utili o contrattabili in seguito</text:p>
        </text:list-item>
      </text:list>
      <text:list text:style-name="L4" text:continue-numbering="true">
        <text:list-item>
          <text:p text:style-name="P121">gradi di tracciabilità :</text:p>
        </text:list-item>
      </text:list>
      <text:list text:style-name="L6">
        <text:list-item>
          <text:p text:style-name="P126">espliciti: indicati chiaramente dal committente</text:p>
        </text:list-item>
        <text:list-item>
          <text:p text:style-name="P126">impliciti: insiti negli espliciti o comunque derivabili dall'analisi del dominio <text:s text:c="2"/></text:p>
        </text:list-item>
      </text:list>
      <text:list text:style-name="L4" text:continue-numbering="true">
        <text:list-item>
          <text:p text:style-name="P121">fonti autorevoli:</text:p>
        </text:list-item>
      </text:list>
      <text:list text:style-name="L7">
        <text:list-item>
          <text:p text:style-name="P129">F1: capitolato d'appalto</text:p>
        </text:list-item>
        <text:list-item>
          <text:p text:style-name="P129"><text:soft-page-break/>F2: primo incontro con il committente (11 novembre 2007)</text:p>
        </text:list-item>
        <text:list-item>
          <text:p text:style-name="P129">F3: libro di testo</text:p>
        </text:list-item>
        <text:list-item>
          <text:p text:style-name="P129">F4: revisione dei requisiti</text:p>
        </text:list-item>
      </text:list>
      <text:p text:style-name="P71"/>
      <text:list text:style-name="Outline">
        <text:list-item>
          <text:list>
            <text:list-item>
              <text:h text:style-name="P73" text:outline-level="2">3.2. Nomenclatura degli identificatori dei requisiti</text:h>
            </text:list-item>
          </text:list>
        </text:list-item>
      </text:list>
      <text:p text:style-name="P30">Gli identificatori dei requisiti individuati hanno la seguente forma: </text:p>
      <text:p text:style-name="P31">RXYZZ</text:p>
      <text:p text:style-name="P71">dove</text:p>
      <text:list text:style-name="L8">
        <text:list-item>
          <text:p text:style-name="P133">R sta per “requisito”;</text:p>
        </text:list-item>
        <text:list-item>
          <text:p text:style-name="P133">X indica se il requisito è funzionale (F) o non funzionale (N);</text:p>
        </text:list-item>
        <text:list-item>
          <text:p text:style-name="P133">Y indica la metrica prioritaria assegnata al requisito. O sta per obbligatorio, D per desiderabile e P per opzionale;</text:p>
        </text:list-item>
        <text:list-item>
          <text:p text:style-name="P133">ZZ è un numero progressivo inizializzato ad 1 ad ogni nuovo codice RXY;</text:p>
        </text:list-item>
      </text:list>
      <text:p text:style-name="P72">3.3. Requisiti funzionali</text:p>
      <text:p text:style-name="P71">3.3.1. Obbligatori</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7">ID</text:p>
          </table:table-cell>
          <table:table-cell table:style-name="Table2.A1" office:value-type="string">
            <text:p text:style-name="P67">Descrizione sintetica</text:p>
          </table:table-cell>
          <table:table-cell table:style-name="Table2.A1" office:value-type="string">
            <text:p text:style-name="P67">Grado</text:p>
          </table:table-cell>
          <table:table-cell table:style-name="Table2.D1" office:value-type="string">
            <text:p text:style-name="P67">Fonte</text:p>
          </table:table-cell>
        </table:table-row>
        <table:table-row>
          <table:table-cell table:style-name="Table2.A2" office:value-type="string">
            <text:p text:style-name="P68">RFO01</text:p>
          </table:table-cell>
          <table:table-cell table:style-name="Table2.A2" office:value-type="string">
            <text:p text:style-name="P68">Permettere la gestione della memoria tramite paginazione</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2</text:p>
          </table:table-cell>
          <table:table-cell table:style-name="Table2.A2" office:value-type="string">
            <text:p text:style-name="P68">Permettere la gestione della memoria tramite segmentazione</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3</text:p>
          </table:table-cell>
          <table:table-cell table:style-name="Table2.A2" office:value-type="string">
            <text:p text:style-name="P68">Permettere la configurazione del sistema da simulare secondo i parametri specificati nella tabella 1</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4</text:p>
          </table:table-cell>
          <table:table-cell table:style-name="Table2.A2" office:value-type="string">
            <text:p text:style-name="P68">Permettere di specificare il numero dei processi, da 1 a 20</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5</text:p>
          </table:table-cell>
          <table:table-cell table:style-name="Table2.A2" office:value-type="string">
            <text:p text:style-name="P68">Permettere la configurazione dei processi secondo i parametri specificati nella tabella 2</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6</text:p>
          </table:table-cell>
          <table:table-cell table:style-name="Table2.A2" office:value-type="string">
            <text:p text:style-name="P68">Permettere di specificare la configurazione iniziale della RAM indicandone le/gli eventuali pagine/segmenti in essa contenute/i</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7</text:p>
          </table:table-cell>
          <table:table-cell table:style-name="Table2.A2" office:value-type="string">
            <text:p text:style-name="P68">Permettere di specificare la configurazione iniziale dell'area di SWAP indicandone le/gli eventuali pagine/segmenti in essa contenute/i</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08</text:p>
          </table:table-cell>
          <table:table-cell table:style-name="Table2.A2" office:value-type="string">
            <text:p text:style-name="P68">Permettere la scelta degli algoritmi di rimpiazzo delle pagine tra <text:soft-page-break/>quelli specificati nella tabella 3</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68">RFO09</text:p>
          </table:table-cell>
          <table:table-cell table:style-name="Table2.A2" office:value-type="string">
            <text:p text:style-name="P68">Permettere la scelta degli algoritmi di rimpiazzo dei segmenti tra quelli specificati nella tabella 4</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10</text:p>
          </table:table-cell>
          <table:table-cell table:style-name="Table2.A2" office:value-type="string">
            <text:p text:style-name="P68">Permettere di specificare eventuali parametri relativi agli algoritmi di rimpiazzo delle pagine e/o dei segmenti</text:p>
          </table:table-cell>
          <table:table-cell table:style-name="Table2.A2" office:value-type="string">
            <text:p text:style-name="P68">esplicito</text:p>
          </table:table-cell>
          <table:table-cell table:style-name="Table2.D2" office:value-type="string">
            <text:p text:style-name="P68">F1</text:p>
          </table:table-cell>
        </table:table-row>
        <table:table-row>
          <table:table-cell table:style-name="Table2.A2" office:value-type="string">
            <text:p text:style-name="P70">RFO11</text:p>
          </table:table-cell>
          <table:table-cell table:style-name="Table2.A2" office:value-type="string">
            <text:p text:style-name="P70">Permettere la visualizzazione della simulazione graficamente su più finestre</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70">RFO12</text:p>
          </table:table-cell>
          <table:table-cell table:style-name="Table2.A2" office:value-type="string">
            <text:p text:style-name="P70">Permettere la visualizzazione della simulazione testualmente</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13</text:p>
          </table:table-cell>
          <table:table-cell table:style-name="Table2.A2" office:value-type="string">
            <text:p text:style-name="P68">Mostrare, durante l'esecuzione di una simulazione, i dati rilevanti specificati nella tabella 5</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14</text:p>
          </table:table-cell>
          <table:table-cell table:style-name="Table2.A2" office:value-type="string">
            <text:p text:style-name="P68">Mostrare, all'interruzione, al termine od al selezionamento di una simulazione, le statistiche ad essa relative tra quelle specificate nella tabella 5</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15</text:p>
          </table:table-cell>
          <table:table-cell table:style-name="Table2.A2" office:value-type="string">
            <text:p text:style-name="P62"><text:span text:style-name="T12">Definire tramite procedura guidata un ambiente di simulazione </text:span>nel quale siano facilmente configurabili tutti i parametri</text:p>
          </table:table-cell>
          <table:table-cell table:style-name="Table2.A2" office:value-type="string">
            <text:p text:style-name="P70">implicito</text:p>
          </table:table-cell>
          <table:table-cell table:style-name="Table2.D2" office:value-type="string">
            <text:p text:style-name="P70"/>
          </table:table-cell>
        </table:table-row>
        <table:table-row>
          <table:table-cell table:style-name="Table2.A2" office:value-type="string">
            <text:p text:style-name="P68">RFO16</text:p>
          </table:table-cell>
          <table:table-cell table:style-name="Table2.A2" office:value-type="string">
            <text:p text:style-name="P68">Permettere di salvare una configurazione rendendo possibile, in un secondo momento, il caricamento veloce della stessa</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17</text:p>
          </table:table-cell>
          <table:table-cell table:style-name="Table2.A2" office:value-type="string">
            <text:p text:style-name="P68">Fornire delle configurazioni preimpostate didatticamente significative</text:p>
          </table:table-cell>
          <table:table-cell table:style-name="Table2.A2" office:value-type="string">
            <text:p text:style-name="P70">esplicito</text:p>
          </table:table-cell>
          <table:table-cell table:style-name="Table2.D2" office:value-type="string">
            <text:p text:style-name="P70">F1</text:p>
          </table:table-cell>
        </table:table-row>
        <table:table-row>
          <table:table-cell table:style-name="Table2.A2" office:value-type="string">
            <text:p text:style-name="P68">RFO18</text:p>
          </table:table-cell>
          <table:table-cell table:style-name="Table2.A2" office:value-type="string">
            <text:p text:style-name="P68">Permettere di eseguire la simulazione secondo le modalità descritte nella tabella 6</text:p>
          </table:table-cell>
          <table:table-cell table:style-name="Table2.A2" office:value-type="string">
            <text:p text:style-name="P70">implicito</text:p>
          </table:table-cell>
          <table:table-cell table:style-name="Table2.D2" office:value-type="string">
            <text:p text:style-name="P70"/>
          </table:table-cell>
        </table:table-row>
        <table:table-row>
          <table:table-cell table:style-name="Table2.A2" office:value-type="string">
            <text:p text:style-name="P68">RFO19</text:p>
          </table:table-cell>
          <table:table-cell table:style-name="Table2.A2" office:value-type="string">
            <text:p text:style-name="P69">Permettere di passare in maniera dinamica da una modalità di esecuzione all'altra</text:p>
          </table:table-cell>
          <table:table-cell table:style-name="Table2.A2" office:value-type="string">
            <text:p text:style-name="P70">implicito</text:p>
          </table:table-cell>
          <table:table-cell table:style-name="Table2.D2" office:value-type="string">
            <text:p text:style-name="P70"/>
          </table:table-cell>
        </table:table-row>
        <table:table-row>
          <table:table-cell table:style-name="Table2.A2" office:value-type="string">
            <text:p text:style-name="P68">RFO20</text:p>
          </table:table-cell>
          <table:table-cell table:style-name="Table2.A2" office:value-type="string">
            <text:p text:style-name="P69">Permettere di specificare dei punti di blocco nell'esecuzione</text:p>
          </table:table-cell>
          <table:table-cell table:style-name="Table2.A2" office:value-type="string">
            <text:p text:style-name="P70">implicito</text:p>
          </table:table-cell>
          <table:table-cell table:style-name="Table2.D2" office:value-type="string">
            <text:p text:style-name="P70"/>
          </table:table-cell>
        </table:table-row>
        <table:table-row>
          <table:table-cell table:style-name="Table2.A2" office:value-type="string">
            <text:p text:style-name="P68">RFO21</text:p>
          </table:table-cell>
          <table:table-cell table:style-name="Table2.A2" office:value-type="string">
            <text:p text:style-name="P68">Mettere a disposizione un aiuto contestuale, attivabile in qualsiasi circostanza, <text:span text:style-name="T22">che vuole essere un valido strumento sia per chiarire le funzionalità del prodotto che per l'interpretazione dei concetti e delle statistiche</text:span></text:p>
          </table:table-cell>
          <table:table-cell table:style-name="Table2.A2" office:value-type="string">
            <text:p text:style-name="P70">esplicito</text:p>
          </table:table-cell>
          <table:table-cell table:style-name="Table2.D2" office:value-type="string">
            <text:p text:style-name="P70">F1</text:p>
          </table:table-cell>
        </table:table-row>
      </table:table>
      <text:p text:style-name="P71"/>
      <text:p text:style-name="P71">3.3.2. Desiderabili</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7">ID</text:p>
          </table:table-cell>
          <table:table-cell table:style-name="Table3.A1" office:value-type="string">
            <text:p text:style-name="P67">Descrizione sintetica</text:p>
          </table:table-cell>
          <table:table-cell table:style-name="Table3.A1" office:value-type="string">
            <text:p text:style-name="P67">Grado</text:p>
          </table:table-cell>
          <table:table-cell table:style-name="Table3.D1" office:value-type="string">
            <text:p text:style-name="P67">Fonte</text:p>
          </table:table-cell>
        </table:table-row>
        <table:table-row>
          <table:table-cell table:style-name="Table3.A2" office:value-type="string">
            <text:p text:style-name="P68">RFD01</text:p>
          </table:table-cell>
          <table:table-cell table:style-name="Table3.A2" office:value-type="string">
            <text:p text:style-name="P68">Permettere la gestione della memoria tramite segmentazione paginata</text:p>
          </table:table-cell>
          <table:table-cell table:style-name="Table3.A2" office:value-type="string">
            <text:p text:style-name="P68">esplicito</text:p>
          </table:table-cell>
          <table:table-cell table:style-name="Table3.D2" office:value-type="string">
            <text:p text:style-name="P68">F1</text:p>
          </table:table-cell>
        </table:table-row>
        <text:soft-page-break/>
        <table:table-row>
          <table:table-cell table:style-name="Table3.A2" office:value-type="string">
            <text:p text:style-name="P68">RFD02</text:p>
          </table:table-cell>
          <table:table-cell table:style-name="Table3.A2" office:value-type="string">
            <text:p text:style-name="P68">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68">esplicito</text:p>
          </table:table-cell>
          <table:table-cell table:style-name="Table3.D2" office:value-type="string">
            <text:p text:style-name="P68">F1</text:p>
          </table:table-cell>
        </table:table-row>
        <table:table-row>
          <table:table-cell table:style-name="Table3.A2" office:value-type="string">
            <text:p text:style-name="P68">RFD03</text:p>
          </table:table-cell>
          <table:table-cell table:style-name="Table3.A2" office:value-type="string">
            <text:p text:style-name="P68">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68">esplicito</text:p>
          </table:table-cell>
          <table:table-cell table:style-name="Table3.D2" office:value-type="string">
            <text:p text:style-name="P68">F4</text:p>
          </table:table-cell>
        </table:table-row>
        <table:table-row>
          <table:table-cell table:style-name="Table3.A2" office:value-type="string">
            <text:p text:style-name="P68">RFD04</text:p>
          </table:table-cell>
          <table:table-cell table:style-name="Table3.A2" office:value-type="string">
            <text:p text:style-name="P68"/>
          </table:table-cell>
          <table:table-cell table:style-name="Table3.A2" office:value-type="string">
            <text:p text:style-name="P68"/>
          </table:table-cell>
          <table:table-cell table:style-name="Table3.D2" office:value-type="string">
            <text:p text:style-name="P68"/>
          </table:table-cell>
        </table:table-row>
      </table:table>
      <text:p text:style-name="P71"/>
      <text:p text:style-name="P71">3.3.3. Opzionali</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7">ID</text:p>
          </table:table-cell>
          <table:table-cell table:style-name="Table4.A1" office:value-type="string">
            <text:p text:style-name="P67">Descrizione sintetica</text:p>
          </table:table-cell>
          <table:table-cell table:style-name="Table4.A1" office:value-type="string">
            <text:p text:style-name="P67">Grado</text:p>
          </table:table-cell>
          <table:table-cell table:style-name="Table4.D1" office:value-type="string">
            <text:p text:style-name="P67">Fonte</text:p>
          </table:table-cell>
        </table:table-row>
        <table:table-row>
          <table:table-cell table:style-name="Table4.A2" office:value-type="string">
            <text:p text:style-name="P68">RFP01</text:p>
          </table:table-cell>
          <table:table-cell table:style-name="Table4.A2" office:value-type="string">
            <text:p text:style-name="P68">Permettere di specificare la politica di schedulazione dei processi, tra quelle elencate nella tabella 7</text:p>
          </table:table-cell>
          <table:table-cell table:style-name="Table4.A2" office:value-type="string">
            <text:p text:style-name="P68">esplicito</text:p>
          </table:table-cell>
          <table:table-cell table:style-name="Table4.D2" office:value-type="string">
            <text:p text:style-name="P68">F2</text:p>
          </table:table-cell>
        </table:table-row>
        <table:table-row>
          <table:table-cell table:style-name="Table4.A2" office:value-type="string">
            <text:p text:style-name="P68">RFP02</text:p>
          </table:table-cell>
          <table:table-cell table:style-name="Table4.A2" office:value-type="string">
            <text:p text:style-name="P68">Permettere di caricare configurazioni dei processi <text:span text:style-name="T23">direttamente dal “sistema SGPEMv2” (attraverso i suoi file</text:span><text:span text:style-name="T24"> </text:span><text:span text:style-name="T25">di salvataggio) in modo che sia possibile completare la configurazione della simulazione aggiungendo per ognuno dei processi caricati le informazioni specifiche mancanti</text:span></text:p>
          </table:table-cell>
          <table:table-cell table:style-name="Table4.A2" office:value-type="string">
            <text:p text:style-name="P68">esplicito</text:p>
          </table:table-cell>
          <table:table-cell table:style-name="Table4.D2" office:value-type="string">
            <text:p text:style-name="P68">F1</text:p>
          </table:table-cell>
        </table:table-row>
        <table:table-row>
          <table:table-cell table:style-name="Table4.A2" office:value-type="string">
            <text:p text:style-name="P68">RFP03</text:p>
          </table:table-cell>
          <table:table-cell table:style-name="Table4.A2" office:value-type="string">
            <text:p text:style-name="P68">Permettere di aggiornare il parco politiche direttamente all'utente finale</text:p>
          </table:table-cell>
          <table:table-cell table:style-name="Table4.A2" office:value-type="string">
            <text:p text:style-name="P68">esplicito</text:p>
          </table:table-cell>
          <table:table-cell table:style-name="Table4.D2" office:value-type="string">
            <text:p text:style-name="P68">F1</text:p>
          </table:table-cell>
        </table:table-row>
        <table:table-row>
          <table:table-cell table:style-name="Table4.A2" office:value-type="string">
            <text:p text:style-name="P68">RFP04</text:p>
          </table:table-cell>
          <table:table-cell table:style-name="Table4.A2" office:value-type="string">
            <text:p text:style-name="P68"/>
          </table:table-cell>
          <table:table-cell table:style-name="Table4.A2" office:value-type="string">
            <text:p text:style-name="P68"/>
          </table:table-cell>
          <table:table-cell table:style-name="Table4.D2" office:value-type="string">
            <text:p text:style-name="P68"/>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29"/>
      <text:p text:style-name="P61">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row>
          <table:table-cell table:style-name="Tabella5.A2" office:value-type="string">
            <text:p text:style-name="P13"/>
          </table:table-cell>
          <table:table-cell table:style-name="Tabella5.B2" office:value-type="string">
            <text:p text:style-name="P13"/>
          </table:table-cell>
        </table:table-row>
      </table:table>
      <text:p text:style-name="P61"/>
      <text:p text:style-name="P61">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ext:soft-page-break/>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61">Working Set (WS)</text:p>
          </table:table-cell>
          <table:table-cell table:style-name="Tabella6.B2" office:value-type="string">
            <text:p text:style-name="P13">Tempo per i riferimenti da considerare</text:p>
          </table:table-cell>
        </table:table-row>
        <table:table-row>
          <table:table-cell table:style-name="Tabella6.A2" office:value-type="string">
            <text:p text:style-name="P61">Working Set Clock (WSC)</text:p>
          </table:table-cell>
          <table:table-cell table:style-name="Tabella6.B2" office:value-type="string">
            <text:p text:style-name="P13">Tempo per i riferimenti da considerare</text:p>
          </table:table-cell>
        </table:table-row>
      </table:table>
      <text:p text:style-name="P61"/>
      <text:p text:style-name="P61"/>
      <text:p text:style-name="P61"/>
      <text:p text:style-name="P61">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61"/>
      <text:p text:style-name="P61"/>
      <text:p text:style-name="P61">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61"/>
      <text:p text:style-name="P61">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ext:soft-page-break/>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simulazione di un numero scelto di unità di tempo</text:p>
          </table:table-cell>
        </table:table-row>
      </table:table>
      <text:p text:style-name="P61"/>
      <text:p text:style-name="P61">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1"/>
      <text:p text:style-name="P41"/>
      <text:p text:style-name="P32"><text:soft-page-break/>4. <text:span text:style-name="T27">Diagrammi dei casi d'uso</text:span></text:p>
      <text:list text:style-name="L9">
        <text:list-header>
          <text:p text:style-name="P81"/>
          <text:list>
            <text:list-item>
              <text:p text:style-name="P95">Visuale top-level</text:p>
            </text:list-item>
          </text:list>
          <text:p text:style-name="P117">Visione delle funzionalità del programma SiGeM con il più alto livello di astrazione.</text:p>
          <text:p text:style-name="P81">Nei paragrafi successivi verranno descritti in maniera narrativa i vari casi d'uso e per i più significativi si utilizzeranno altri diagrammi use-case.</text:p>
        </text:list-header>
      </text:list>
      <text:p text:style-name="P34"><draw:frame draw:style-name="fr2" draw:name="immagini2" text:anchor-type="paragraph" svg:width="14.464cm" svg:height="9.465cm" draw:z-index="24"><draw:image xlink:href="Pictures/200000070000409900002A46E08A5914.svm" xlink:type="simple" xlink:show="embed" xlink:actuate="onLoad"/></draw:frame></text:p>
      <text:p text:style-name="P34"/>
      <text:list text:style-name="L10">
        <text:list-item>
          <text:list>
            <text:list-item>
              <text:list>
                <text:list-item>
                  <text:p text:style-name="P102">UC1</text:p>
                </text:list-item>
              </text:list>
            </text:list-item>
          </text:list>
        </text:list-item>
      </text:list>
      <text:p text:style-name="P36"/>
      <text:p text:style-name="P34"><text:span text:style-name="T27">Use-case</text:span>: <text:s/>Inizializzare<text:span text:style-name="T28"> una simulazione</text:span></text:p>
      <text:p text:style-name="P34"><text:span text:style-name="T27">Attori</text:span> coinvolti: utente;</text:p>
      <text:p text:style-name="P34">Scopo e descrizione sintetica: l'utente prepara la configurazione dell'ambiente;</text:p>
      <text:p text:style-name="P34">Precondizioni: programma avviato senza nessuna simulazione attiva;</text:p>
      <text:p text:style-name="P34">Descrizione funzionalità: l'utente configura l'ambiente per la simulazione. Si rimanda al paragrafo 4.2 per il caso d'uso approfondito;</text:p>
      <text:p text:style-name="P34">Post-condizioni: l'<text:span text:style-name="T27">ambiente</text:span> è stato configurato e si può procedere con la simulazione.</text:p>
      <text:p text:style-name="P34"/>
      <text:p text:style-name="P34"/>
      <text:p text:style-name="P34"/>
      <text:list text:style-name="L11">
        <text:list-item>
          <text:list>
            <text:list-item>
              <text:list>
                <text:list-item>
                  <text:p text:style-name="P96"><text:soft-page-break/><text:s/>UC2</text:p>
                </text:list-item>
              </text:list>
            </text:list-item>
          </text:list>
        </text:list-item>
      </text:list>
      <text:p text:style-name="P34"/>
      <text:p text:style-name="P34"><text:span text:style-name="T27">Use-case</text:span>: <text:span text:style-name="T28">Eseguire una simulazione</text:span></text:p>
      <text:p text:style-name="P34"><text:span text:style-name="T27">Attori</text:span> coinvolti: utente;</text:p>
      <text:p text:style-name="P34">Scopo e descrizione sintetica: il sistema esegue una simulazione della gestione della memoria;</text:p>
      <text:p text:style-name="P34">Precondizioni: programma avviato<text:span text:style-name="T27"> </text:span><text:span text:style-name="T28">e</text:span><text:span text:style-name="T27"> ambiente di simulazione</text:span> già configurato;</text:p>
      <text:p text:style-name="P34">Descrizione funzionalità: l'utente la partire una simulazione dopo aver configurato <text:span text:style-name="T29">l'</text:span><text:span text:style-name="T30">ambiente di simulazione</text:span>. Si rimanda al paragrafo 4.4 per il caso d'uso approfondito;</text:p>
      <text:p text:style-name="P34">Post-condizioni: la simulazione è terminata.</text:p>
      <text:p text:style-name="P34"/>
      <text:p text:style-name="P34"/>
      <text:p text:style-name="P34"/>
      <text:list text:style-name="L12">
        <text:list-item>
          <text:list>
            <text:list-item>
              <text:list>
                <text:list-item>
                  <text:p text:style-name="P97"><text:s/>UC3</text:p>
                </text:list-item>
              </text:list>
            </text:list-item>
          </text:list>
          <text:p text:style-name="P83"/>
        </text:list-item>
      </text:list>
      <text:p text:style-name="P34"><text:span text:style-name="T27">Use-case</text:span>: <text:span text:style-name="T28">Visualizzare la guida</text:span></text:p>
      <text:p text:style-name="P34"><text:span text:style-name="T27">Attori</text:span> coinvolti: utente;</text:p>
      <text:p text:style-name="P34">Scopo e descrizione sintetica: l'utente visualizza la guida in linea;</text:p>
      <text:p text:style-name="P34">Precondizioni: programma avviato;</text:p>
      <text:p text:style-name="P34">Descrizione funzionalità: viene mostrata all'utente una finestra contenente informazioni sull'utilizzo del programma e su nozioni teoriche relative al significato delle statistiche e delle impostazioni del programma.</text:p>
      <text:p text:style-name="P34">Post-condizioni: sono state visualizzate informazioni di aiuto.</text:p>
      <text:p text:style-name="P34"/>
      <text:p text:style-name="P34"/>
      <text:p text:style-name="P34"/>
      <text:list text:style-name="L13">
        <text:list-item>
          <text:list>
            <text:list-item>
              <text:list>
                <text:list-item>
                  <text:p text:style-name="P98"><text:s/>UC4</text:p>
                </text:list-item>
              </text:list>
            </text:list-item>
          </text:list>
        </text:list-item>
      </text:list>
      <text:p text:style-name="P34"/>
      <text:p text:style-name="P34"><text:span text:style-name="T27">Use-case</text:span>: <text:span text:style-name="T28">Terminare il programma SiGeM</text:span></text:p>
      <text:p text:style-name="P34"><text:span text:style-name="T27">Attori</text:span> coinvolti: utente;</text:p>
      <text:p text:style-name="P34">Scopo e descrizione sintetica: l'utente termina il programma;</text:p>
      <text:p text:style-name="P34">Precondizioni: programma avviato;</text:p>
      <text:p text:style-name="P34">Descrizione funzionalità: viene chiesto all'utente di confermare la terminazione del programma.</text:p>
      <text:p text:style-name="P34">In caso positivo il programma viene terminato.</text:p>
      <text:p text:style-name="P34">Flusso di eventi alternativo: in caso di annullamento da parte dell'utente il programma rimane nello stato precedente.</text:p>
      <text:p text:style-name="P34">Post-condizioni: se l'utente conferma la terminazione il programma è stato terminato. Altrimenti lo stato del programma rimane inalterato.</text:p>
      <text:p text:style-name="P34"/>
      <text:p text:style-name="P34"><text:soft-page-break/></text:p>
      <text:p text:style-name="P34"/>
      <text:list text:style-name="L14">
        <text:list-item>
          <text:list>
            <text:list-item>
              <text:p text:style-name="P99"><text:span text:style-name="T28">Visuale UC1 Inizializzare</text:span><text:span text:style-name="T17"> una simulazione</text:span></text:p>
            </text:list-item>
          </text:list>
        </text:list-item>
      </text:list>
      <text:p text:style-name="P36"><draw:frame draw:style-name="fr3" draw:name="immagini3" text:anchor-type="paragraph" svg:width="16.999cm" svg:height="8.019cm" draw:z-index="21"><draw:image xlink:href="Pictures/20000007000051580000277C10574C4A.svm" xlink:type="simple" xlink:show="embed" xlink:actuate="onLoad"/></draw:frame></text:p>
      <text:p text:style-name="P36"/>
      <text:list text:style-name="L15">
        <text:list-item>
          <text:list>
            <text:list-item>
              <text:list>
                <text:list-item>
                  <text:p text:style-name="P103"><text:span text:style-name="T27"><text:s/></text:span><text:span text:style-name="T28">UC1.1</text:span></text:p>
                </text:list-item>
              </text:list>
            </text:list-item>
          </text:list>
        </text:list-item>
      </text:list>
      <text:p text:style-name="P34"/>
      <text:p text:style-name="P34"><text:span text:style-name="T27">Use-case</text:span>: <text:span text:style-name="T28">caricare una configurazione esistente</text:span>;</text:p>
      <text:p text:style-name="P34"><text:span text:style-name="T27">Attori</text:span> coinvolti: utente;</text:p>
      <text:p text:style-name="P34">Scopo e descrizione sintetica: <text:span text:style-name="T28">l'utente decide di caricare una configurazione esistente</text:span>;</text:p>
      <text:p text:style-name="P34">Precondizioni: programma avviato e nessuna simulazione attiva;</text:p>
      <text:p text:style-name="P34">Descrizione funzionalità: </text:p>
      <text:p text:style-name="P34">-viene mostrato all'utente una finestra di dialogo che permette la navigazione del file system</text:p>
      <text:p text:style-name="P34">-l'utente seleziona il file di configurazione SiGeM da caricare</text:p>
      <text:p text:style-name="P34">-se il file selezionato contiene una configurazione SiGeM valida, vengono impostati i relativi parametri dell'<text:span text:style-name="T27">ambiente di simulazione</text:span>.</text:p>
      <text:p text:style-name="P34">Flusso di eventi alternativo:</text:p>
      <text:p text:style-name="P34">-se il file selezionato non contiene una configurazione valida viene visualizzato un messaggio d'errore.</text:p>
      <text:p text:style-name="P34">-se il file contiene una configurazione SGPEM v2 vengono impostati solo i parametri relativi alla gestione dei processi e si attiva il caso d'uso 1.4 per l'inserimento dei dati mancanti.</text:p>
      <text:p text:style-name="P34"><text:soft-page-break/>Post-condizioni: se il file selezionato è valido, una simulazione è configurata, altrimenti l'utente viene informato dei dati mancanti e ha la possibilità di aggiungerli. </text:p>
      <text:p text:style-name="P34"/>
      <text:p text:style-name="P34"/>
      <text:p text:style-name="P36"/>
      <text:list text:style-name="L15" text:continue-numbering="true">
        <text:list-item>
          <text:list text:continue-numbering="true">
            <text:list-item>
              <text:list text:continue-numbering="true">
                <text:list-item>
                  <text:p text:style-name="P103"><text:span text:style-name="T27"><text:s/></text:span><text:span text:style-name="T28">UC1.2</text:span></text:p>
                </text:list-item>
              </text:list>
            </text:list-item>
          </text:list>
        </text:list-item>
      </text:list>
      <text:p text:style-name="P34"/>
      <text:p text:style-name="P34"><text:span text:style-name="T27">Use-case</text:span>: <text:span text:style-name="T28">creare una nuova configurazione</text:span>;</text:p>
      <text:p text:style-name="P34"><text:span text:style-name="T27">Attori</text:span> coinvolti: utente;</text:p>
      <text:p text:style-name="P34">Scopo e descrizione sintetica: <text:span text:style-name="T28">l'utente crea una nuova configurazione</text:span>;</text:p>
      <text:p text:style-name="P34">Precondizioni: programma avviato e nessuna simulazione attiva;</text:p>
      <text:p text:style-name="P34">Descrizione funzionalità: viene attivato il caso d'uso 1.4;</text:p>
      <text:p text:style-name="P34">Post-condizioni: l'utente ha la possibilità di impostare i parametri di configurazione per la simulazione. </text:p>
      <text:p text:style-name="P34"/>
      <text:p text:style-name="P34"/>
      <text:p text:style-name="P36"/>
      <text:list text:style-name="L15" text:continue-numbering="true">
        <text:list-item>
          <text:list text:continue-numbering="true">
            <text:list-item>
              <text:list text:continue-numbering="true">
                <text:list-item>
                  <text:p text:style-name="P103"><text:span text:style-name="T27"><text:s/></text:span><text:span text:style-name="T28">UC1.3</text:span></text:p>
                </text:list-item>
              </text:list>
            </text:list-item>
          </text:list>
        </text:list-item>
      </text:list>
      <text:p text:style-name="P34"/>
      <text:p text:style-name="P34"><text:span text:style-name="T27">Use-case</text:span>: modificare la<text:span text:style-name="T28"> configurazione attuale</text:span>;</text:p>
      <text:p text:style-name="P34"><text:span text:style-name="T27">Attori</text:span> coinvolti: utente;</text:p>
      <text:p text:style-name="P34">Scopo e descrizione sintetica: <text:span text:style-name="T28">l'utente modifica la configurazione attuale</text:span>;</text:p>
      <text:p text:style-name="P34">Precondizioni: programma avviato e nessuna simulazione attiva;</text:p>
      <text:p text:style-name="P34">Descrizione funzionalità: viene attivato il caso d'uso 1.4 con i parametri della configurazione attuale;</text:p>
      <text:p text:style-name="P34">Post-condizioni: l'utente ha la possibilità di modificare i parametri della configurazione attuale. </text:p>
      <text:p text:style-name="P34"/>
      <text:p text:style-name="P34"/>
      <text:p text:style-name="P36"/>
      <text:list text:style-name="L15" text:continue-numbering="true">
        <text:list-item>
          <text:list text:continue-numbering="true">
            <text:list-item>
              <text:list text:continue-numbering="true">
                <text:list-item>
                  <text:p text:style-name="P103"><text:span text:style-name="T27"><text:s/></text:span><text:span text:style-name="T28">UC1.4</text:span></text:p>
                </text:list-item>
              </text:list>
            </text:list-item>
          </text:list>
        </text:list-item>
      </text:list>
      <text:p text:style-name="P34"/>
      <text:p text:style-name="P34"><text:span text:style-name="T27">Use-case</text:span>: <text:span text:style-name="T28">inserire i dati</text:span>;</text:p>
      <text:p text:style-name="P34"><text:span text:style-name="T27">Attori</text:span> coinvolti: utente;</text:p>
      <text:p text:style-name="P34">Scopo e descrizione sintetica: <text:span text:style-name="T28">l'utente inserisce i parametri della configurazione</text:span>;</text:p>
      <text:p text:style-name="P34">Precondizioni: programma avviato e nessuna simulazione attiva;</text:p>
      <text:p text:style-name="P34">Descrizione funzionalità: Si rimanda al paragrafo 4.3</text:p>
      <text:p text:style-name="P34">Post-condizioni: la configurazione è stata impostata. </text:p>
      <text:p text:style-name="P34"/>
      <text:p text:style-name="P34"/>
      <text:p text:style-name="P36"><text:soft-page-break/></text:p>
      <text:list text:style-name="L15" text:continue-numbering="true">
        <text:list-item>
          <text:list text:continue-numbering="true">
            <text:list-item>
              <text:list text:continue-numbering="true">
                <text:list-item>
                  <text:p text:style-name="P103"><text:span text:style-name="T27"><text:s/></text:span><text:span text:style-name="T28">UC1.5</text:span></text:p>
                </text:list-item>
              </text:list>
            </text:list-item>
          </text:list>
        </text:list-item>
      </text:list>
      <text:p text:style-name="P34"/>
      <text:p text:style-name="P34"><text:span text:style-name="T27">Use-case</text:span>: <text:span text:style-name="T28">salvare la configurazione</text:span>;</text:p>
      <text:p text:style-name="P34"><text:span text:style-name="T27">Attori</text:span> coinvolti: utente;</text:p>
      <text:p text:style-name="P34">Scopo e descrizione sintetica: <text:span text:style-name="T28">l'utente decide di salvare la configurazione su file</text:span>;</text:p>
      <text:p text:style-name="P34">Precondizioni: programma avviato, nessuna simulazione attiva ed è stata preparata una configurazione;</text:p>
      <text:p text:style-name="P34">Descrizione funzionalità: </text:p>
      <text:p text:style-name="P34">-viene mostrato all'utente una finestra di dialogo che permette la navigazione del file system, con la possibilità di creare un nuovo file o di sovrascriverne uno esistente</text:p>
      <text:p text:style-name="P34">-l'utente seleziona il file in cui salvare la configurazione</text:p>
      <text:p text:style-name="P34">-la configurazione viene salvata nel file selezionato;</text:p>
      <text:p text:style-name="P34">Post-condizioni: la configurazione è stata salvata su file. </text:p>
      <text:p text:style-name="P34"/>
      <text:p text:style-name="P34"/>
      <text:p text:style-name="P34"/>
      <text:list text:style-name="L14" text:continue-numbering="true">
        <text:list-item>
          <text:list text:continue-numbering="true">
            <text:list-item>
              <text:p text:style-name="P99"><text:span text:style-name="T28">Visuale UC1.4 </text:span><text:span text:style-name="T17">Inserire i dati</text:span></text:p>
              <text:p text:style-name="P84"/>
            </text:list-item>
          </text:list>
        </text:list-item>
      </text:list>
      <text:p text:style-name="P36"><draw:frame draw:style-name="fr4" draw:name="immagini4" text:anchor-type="paragraph" svg:width="13.287cm" svg:height="6.394cm" draw:z-index="22"><draw:image xlink:href="Pictures/2000000700003FE0000020AA87F13B05.svm" xlink:type="simple" xlink:show="embed" xlink:actuate="onLoad"/></draw:frame></text:p>
      <text:p text:style-name="P40"/>
      <text:p text:style-name="P40"/>
      <text:list text:style-name="L14" text:continue-numbering="true">
        <text:list-item>
          <text:list text:continue-numbering="true">
            <text:list-item>
              <text:list text:continue-numbering="true">
                <text:list-item>
                  <text:p text:style-name="P108"><text:span text:style-name="T27"><text:s/></text:span><text:span text:style-name="T28">UC1.4.1</text:span></text:p>
                  <text:p text:style-name="P84"/>
                </text:list-item>
              </text:list>
            </text:list-item>
          </text:list>
        </text:list-item>
      </text:list>
      <text:p text:style-name="P34"><text:span text:style-name="T27">Use-case</text:span>: <text:span text:style-name="T28">Impostare le caratteristiche del sistema</text:span>;</text:p>
      <text:p text:style-name="P34"><text:span text:style-name="T27">Attori</text:span> coinvolti: utente;</text:p>
      <text:p text:style-name="P34">Scopo e descrizione sintetica: <text:span text:style-name="T28">l'utente inserisce i dati del sistema da simulare</text:span>;</text:p>
      <text:p text:style-name="P34"><text:soft-page-break/>Precondizioni: programma avviato e nessuna simulazione attiva;</text:p>
      <text:p text:style-name="P34">Descrizione funzionalità: viene chiesto all'utente di inserire i dati riportati in tabella 1;</text:p>
      <text:p text:style-name="P34">Flusso di eventi alternativo: se l'utente modifica una configurazione esistente alcuni dati possono essere presenti e l'utente deve inserire solo quelli mancanti, con la possibilità di modificare quelli esistenti;</text:p>
      <text:p text:style-name="P34">Post-condizioni: i dati relativi al sistema da simulare sono stati impostati. </text:p>
      <text:p text:style-name="P34"/>
      <text:p text:style-name="P40"/>
      <text:p text:style-name="P40"/>
      <text:list text:style-name="L14" text:continue-numbering="true">
        <text:list-item>
          <text:list text:continue-numbering="true">
            <text:list-item>
              <text:list text:continue-numbering="true">
                <text:list-item>
                  <text:p text:style-name="P108"><text:span text:style-name="T27"><text:s/></text:span><text:span text:style-name="T28">UC1.4.2</text:span></text:p>
                  <text:p text:style-name="P84"/>
                </text:list-item>
              </text:list>
            </text:list-item>
          </text:list>
        </text:list-item>
      </text:list>
      <text:p text:style-name="P34"><text:span text:style-name="T27">Use-case</text:span>: <text:span text:style-name="T28">Impostare le caratteristiche dei processi</text:span>;</text:p>
      <text:p text:style-name="P34"><text:span text:style-name="T27">Attori</text:span> coinvolti: utente;</text:p>
      <text:p text:style-name="P34">Scopo e descrizione sintetica: <text:span text:style-name="T28">l'utente inserisce i dati dei processi</text:span>;</text:p>
      <text:p text:style-name="P34">Precondizioni: programma avviato e nessuna simulazione attiva;</text:p>
      <text:p text:style-name="P34">Descrizione funzionalità: viene chiesto all'utente di inserire i dati riportati in tabella 2;</text:p>
      <text:p text:style-name="P34">Flusso di eventi alternativo: se l'utente modifica una configurazione esistente alcuni dati possono essere presenti e l'utente deve inserire solo quelli mancanti, con la possibilità di modificare quelli esistenti;</text:p>
      <text:p text:style-name="P34">Post-condizioni: i dati relativi ai processi sono stati impostati. </text:p>
      <text:p text:style-name="P34"><text:s/></text:p>
      <text:p text:style-name="P40"/>
      <text:p text:style-name="P40"/>
      <text:list text:style-name="L14" text:continue-numbering="true">
        <text:list-item>
          <text:list text:continue-numbering="true">
            <text:list-item>
              <text:list text:continue-numbering="true">
                <text:list-item>
                  <text:p text:style-name="P108"><text:span text:style-name="T27"><text:s/></text:span><text:span text:style-name="T28">UC1.4.3</text:span></text:p>
                  <text:p text:style-name="P84"/>
                </text:list-item>
              </text:list>
            </text:list-item>
          </text:list>
        </text:list-item>
      </text:list>
      <text:p text:style-name="P34"><text:span text:style-name="T27">Use-case</text:span>: <text:span text:style-name="T28">Controllare i dati</text:span>;</text:p>
      <text:p text:style-name="P34"><text:span text:style-name="T27">Attori</text:span> coinvolti: SiGeM;</text:p>
      <text:p text:style-name="P34">Scopo e descrizione sintetica: <text:span text:style-name="T28">il programma controlla la correttezza dei dati inseriti dall'utente</text:span>;</text:p>
      <text:p text:style-name="P34">Precondizioni: programma avviato e nessuna simulazione attiva;</text:p>
      <text:p text:style-name="P34">Descrizione funzionalità: </text:p>
      <text:p text:style-name="P34">-il programma controlla la correttezza dei dati inseriti dall'utente</text:p>
      <text:p text:style-name="P34">-se tutti i dati sono corretti la preparazione della configurazione è terminata;</text:p>
      <text:p text:style-name="P34">Flusso di eventi alternativo: </text:p>
      <text:p text:style-name="P34">-se il programma rileva delle inconsistenze nei dati inseriti dall'utente vengono evidenziati i campi contenenti i dati errati in modo da permettere il reinserimento da parte dell'utente;</text:p>
      <text:p text:style-name="P34">Post-condizioni: l'inserimento dei dati è terminato.</text:p>
      <text:p text:style-name="P34"/>
      <text:p text:style-name="P34"/>
      <text:p text:style-name="P34"/>
      <text:p text:style-name="P34"><text:soft-page-break/></text:p>
      <text:list text:style-name="L14" text:continue-numbering="true">
        <text:list-item>
          <text:list text:continue-numbering="true">
            <text:list-item>
              <text:p text:style-name="P99"><text:span text:style-name="T28">Visuale UC</text:span><text:span text:style-name="T28">2 Eseguire una simulazione</text:span></text:p>
              <text:p text:style-name="P84"/>
            </text:list-item>
          </text:list>
        </text:list-item>
      </text:list>
      <text:p text:style-name="P36"><draw:frame draw:style-name="fr4" draw:name="immagini5" text:anchor-type="paragraph" svg:width="11.848cm" svg:height="7.655cm" draw:z-index="23"><draw:image xlink:href="Pictures/200000070000454000002CC1EC6B728D.svm" xlink:type="simple" xlink:show="embed" xlink:actuate="onLoad"/></draw:frame></text:p>
      <text:p text:style-name="P40"/>
      <text:p text:style-name="P40"/>
      <text:list text:style-name="L14" text:continue-numbering="true">
        <text:list-item>
          <text:list text:continue-numbering="true">
            <text:list-item>
              <text:list text:continue-numbering="true">
                <text:list-item>
                  <text:p text:style-name="P108"><text:span text:style-name="T27"><text:s/></text:span><text:span text:style-name="T28">UC2.1</text:span></text:p>
                  <text:p text:style-name="P84"/>
                </text:list-item>
              </text:list>
            </text:list-item>
          </text:list>
        </text:list-item>
      </text:list>
      <text:p text:style-name="P34"><text:span text:style-name="T27">Use-case</text:span>: <text:span text:style-name="T28">Avviare la simulazione</text:span>;</text:p>
      <text:p text:style-name="P34"><text:span text:style-name="T27">Attori</text:span> coinvolti: utente;</text:p>
      <text:p text:style-name="P34">Scopo e descrizione sintetica: <text:span text:style-name="T28">l'utente decide se avviare la simulazione in modalità automatica o manuale</text:span>;</text:p>
      <text:p text:style-name="P34">Precondizioni: programma avviato e configurazione pronta;</text:p>
      <text:p text:style-name="P34">Descrizione funzionalità: </text:p>
      <text:p text:style-name="P34">-viene chiesto all'utente se <text:span text:style-name="T28">avviare la simulazione in modalità automatica o manuale. </text:span></text:p>
      <text:p text:style-name="P36">-nel primo caso viene attivato il caso d'uso 2.1.1</text:p>
      <text:p text:style-name="P36">Flusso di eventi alternativo:</text:p>
      <text:p text:style-name="P36">-nel caso l'utente abbia scelto di avviare la simulazione in modalità manuale viene attivato il caso d'uso 2.1.2</text:p>
      <text:p text:style-name="P34">Post-condizioni: la simulazione viene avviata nella modalità scelta. </text:p>
      <text:p text:style-name="P34"/>
      <text:p text:style-name="P34"/>
      <text:p text:style-name="P40"/>
      <text:list text:style-name="L14" text:continue-numbering="true">
        <text:list-item>
          <text:list text:continue-numbering="true">
            <text:list-item>
              <text:list text:continue-numbering="true">
                <text:list-item>
                  <text:list text:continue-numbering="true">
                    <text:list-item>
                      <text:p text:style-name="P108"><text:span text:style-name="T27"><text:s/></text:span><text:span text:style-name="T28">UC2.1.1</text:span></text:p>
                    </text:list-item>
                  </text:list>
                  <text:p text:style-name="P84"><text:soft-page-break/></text:p>
                </text:list-item>
              </text:list>
            </text:list-item>
          </text:list>
        </text:list-item>
      </text:list>
      <text:p text:style-name="P34"><text:span text:style-name="T27">Use-case</text:span>: <text:span text:style-name="T28">Avviare la simulazione in modalità automatica</text:span>;</text:p>
      <text:p text:style-name="P34"><text:span text:style-name="T27">Attori</text:span> coinvolti: utente;</text:p>
      <text:p text:style-name="P34">Scopo e descrizione sintetica: la simulazione viene mostrata per intero senza intervento dell'utente;</text:p>
      <text:p text:style-name="P34">Precondizioni: programma avviato, configurazione pronta e simulazione attivata in modalità automatica;</text:p>
      <text:p text:style-name="P34">Descrizione funzionalità: il programma mostra l'evolvere della simulazione nel tempo con delle pause fra ogni istante significativo della simulazione, fino a giungere alla sua fine;</text:p>
      <text:p text:style-name="P34">Post-condizioni: la simulazione è stata visualizzata.</text:p>
      <text:p text:style-name="P34"/>
      <text:p text:style-name="P34"/>
      <text:p text:style-name="P40"/>
      <text:list text:style-name="L14" text:continue-numbering="true">
        <text:list-item>
          <text:list text:continue-numbering="true">
            <text:list-item>
              <text:list text:continue-numbering="true">
                <text:list-item>
                  <text:list text:continue-numbering="true">
                    <text:list-item>
                      <text:p text:style-name="P108"><text:span text:style-name="T27"><text:s/></text:span><text:span text:style-name="T28">UC2.1.1</text:span></text:p>
                    </text:list-item>
                  </text:list>
                  <text:p text:style-name="P84"/>
                </text:list-item>
              </text:list>
            </text:list-item>
          </text:list>
        </text:list-item>
      </text:list>
      <text:p text:style-name="P34"><text:span text:style-name="T27">Use-case</text:span>: <text:span text:style-name="T28">Avviare la simulazione in modalità manuale</text:span>;</text:p>
      <text:p text:style-name="P34"><text:span text:style-name="T27">Attori</text:span> coinvolti: utente;</text:p>
      <text:p text:style-name="P34">Scopo e descrizione sintetica: la simulazione avanza solo tramite l'intervento dell'utente;</text:p>
      <text:p text:style-name="P34">Precondizioni: programma avviato, configurazione pronta e simulazione attivata in modalità manuale;</text:p>
      <text:p text:style-name="P34">Descrizione funzionalità: l'utente fa avanzare manualmente l'evolvere della simulazione di un'unità di tempo alla volta, fino alla fine;</text:p>
      <text:p text:style-name="P34">Post-condizioni: la simulazione è stata visualizzata.</text:p>
      <text:p text:style-name="P34"/>
      <text:p text:style-name="P34"/>
      <text:p text:style-name="P40"/>
      <text:list text:style-name="L14" text:continue-numbering="true">
        <text:list-item>
          <text:list text:continue-numbering="true">
            <text:list-item>
              <text:list text:continue-numbering="true">
                <text:list-item>
                  <text:p text:style-name="P108"><text:span text:style-name="T27"><text:s/></text:span><text:span text:style-name="T28">UC2.2</text:span></text:p>
                  <text:p text:style-name="P84"/>
                </text:list-item>
              </text:list>
            </text:list-item>
          </text:list>
        </text:list-item>
      </text:list>
      <text:p text:style-name="P34"><text:span text:style-name="T27">Use-case</text:span>: <text:span text:style-name="T28">Sospendere/Riavviare la simulazione</text:span>;</text:p>
      <text:p text:style-name="P34"><text:span text:style-name="T27">Attori</text:span> coinvolti: utente;</text:p>
      <text:p text:style-name="P34">Scopo e descrizione sintetica: l'utente mette in pausa o fa riprendere la simulazione;</text:p>
      <text:p text:style-name="P34">Precondizioni: programma avviato, configurazione pronta e simulazione attivata in modalità automatica;</text:p>
      <text:p text:style-name="P34">Descrizione funzionalità: </text:p>
      <text:p text:style-name="P34">-se la simulazione è attiva, viene messa in pausa;</text:p>
      <text:p text:style-name="P34">Flusso di eventi alternativo:</text:p>
      <text:p text:style-name="P34">-se la simulazione si trova in pausa, viene ripresa la sua esecuzione dal punto corrente;</text:p>
      <text:p text:style-name="P34">Post-condizioni: la simulazione è stata messa in pausa o riavviata se era stata messa in pausa in precedenza.</text:p>
      <text:p text:style-name="P34"/>
      <text:p text:style-name="P34"><text:soft-page-break/></text:p>
      <text:p text:style-name="P40"/>
      <text:list text:style-name="L14" text:continue-numbering="true">
        <text:list-item>
          <text:list text:continue-numbering="true">
            <text:list-item>
              <text:list text:continue-numbering="true">
                <text:list-item>
                  <text:p text:style-name="P108"><text:span text:style-name="T27"><text:s/></text:span><text:span text:style-name="T28">UC2.3</text:span></text:p>
                  <text:p text:style-name="P84"/>
                </text:list-item>
              </text:list>
            </text:list-item>
          </text:list>
        </text:list-item>
      </text:list>
      <text:p text:style-name="P34"><text:span text:style-name="T27">Use-case</text:span>: <text:span text:style-name="T28">Cambiare la modalità di esecuzione</text:span>;</text:p>
      <text:p text:style-name="P34"><text:span text:style-name="T27">Attori</text:span> coinvolti: utente;</text:p>
      <text:p text:style-name="P34">Scopo e descrizione sintetica: l'utente decide di cambiare la modalità di esecuzione della simulazione;</text:p>
      <text:p text:style-name="P34">Precondizioni: programma avviato, configurazione pronta e simulazione attivata;</text:p>
      <text:p text:style-name="P34">Descrizione funzionalità: </text:p>
      <text:p text:style-name="P34">-se la simulazione è attiva in modalità automatica, prosegue l'avanzamento in modalità manuale;</text:p>
      <text:p text:style-name="P34">Flusso di eventi alternativo:</text:p>
      <text:p text:style-name="P34">-se la simulazione è attiva in modalità manuale, prosegue l'avanzamento in modalità automatica;</text:p>
      <text:p text:style-name="P34">Post-condizioni: la simulazione procede con la modalità opposta alla precedente.</text:p>
      <text:p text:style-name="P34"/>
      <text:p text:style-name="P34"/>
      <text:p text:style-name="P40"/>
      <text:list text:style-name="L14" text:continue-numbering="true">
        <text:list-item>
          <text:list text:continue-numbering="true">
            <text:list-item>
              <text:list text:continue-numbering="true">
                <text:list-item>
                  <text:p text:style-name="P108"><text:span text:style-name="T27"><text:s/></text:span><text:span text:style-name="T28">UC2.4</text:span></text:p>
                  <text:p text:style-name="P84"/>
                </text:list-item>
              </text:list>
            </text:list-item>
          </text:list>
        </text:list-item>
      </text:list>
      <text:p text:style-name="P34"><text:span text:style-name="T27">Use-case</text:span>: <text:span text:style-name="T28">Terminare la simulazione</text:span>;</text:p>
      <text:p text:style-name="P34"><text:span text:style-name="T27">Attori</text:span> coinvolti: utente;</text:p>
      <text:p text:style-name="P34">Scopo e descrizione sintetica: l'utente decide di terminare la simulazione;</text:p>
      <text:p text:style-name="P34">Precondizioni: programma avviato, configurazione pronta e simulazione attivata;</text:p>
      <text:p text:style-name="P34">Descrizione funzionalità: la simulazione viene terminata e i dati relativi cancellati;</text:p>
      <text:p text:style-name="P66">Post-condizioni: la simulazione è termin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list-style-name="Outline" style:master-page-name="" style:default-outline-level="1">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list-style-name="Outline" style:default-outline-level="2">
      <style:paragraph-properties fo:margin-left="0.25cm" fo:margin-right="0cm" fo:text-indent="0cm" style:auto-text-indent="false"/>
      <style:text-properties style:font-name="Trebuchet MS" fo:font-size="14pt" fo:font-style="normal"/>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04/12/07</text:p>
            </table:table-cell>
            <table:table-cell table:style-name="Tabella3.B1" office:value-type="string">
              <text:p text:style-name="P8">Pagina <text:page-number text:select-page="current">21</text:page-number> di <text:page-count>2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1-21T11:03:10</dc:date>
    <meta:print-date>2005-11-30T16:25:56</meta:print-date>
    <meta:editing-cycles>381</meta:editing-cycles>
    <meta:editing-duration>P1DT23H24M4S</meta:editing-duration>
    <meta:user-defined meta:name="Info 1"/>
    <meta:user-defined meta:name="Info 2"/>
    <meta:user-defined meta:name="Info 3"/>
    <meta:user-defined meta:name="Info 4"/>
    <meta:document-statistic meta:table-count="15" meta:image-count="5" meta:object-count="0" meta:page-count="21" meta:paragraph-count="490" meta:word-count="3152" meta:character-count="23561"/>
  </office:meta>
</office:document-meta>
</file>